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b56ff" officeooo:paragraph-rsid="001b56ff"/>
    </style:style>
    <style:style style:name="P2" style:family="paragraph" style:parent-style-name="Standard">
      <style:text-properties style:font-name="DejaVu Sans Mono" officeooo:rsid="001b56ff" officeooo:paragraph-rsid="001b56ff"/>
    </style:style>
    <style:style style:name="P3" style:family="paragraph" style:parent-style-name="Standard">
      <style:text-properties style:font-name="DejaVu Sans Mono" officeooo:rsid="001b56ff" officeooo:paragraph-rsid="001b56ff"/>
    </style:style>
    <style:style style:name="T1" style:family="text">
      <style:text-properties style:font-name="Liberation Serif1"/>
    </style:style>
    <style:style style:name="T2" style:family="text">
      <style:text-properties style:text-position="super 58%"/>
    </style:style>
    <style:style style:name="T3" style:family="text">
      <style:text-properties style:text-position="super 58%" officeooo:rsid="0023a1f2"/>
    </style:style>
    <style:style style:name="T4" style:family="text">
      <style:text-properties officeooo:rsid="001c8dab"/>
    </style:style>
    <style:style style:name="T5" style:family="text">
      <style:text-properties officeooo:rsid="001cb72d"/>
    </style:style>
    <style:style style:name="T6" style:family="text">
      <style:text-properties officeooo:rsid="001e44e7"/>
    </style:style>
    <style:style style:name="T7" style:family="text">
      <style:text-properties officeooo:rsid="002035b9"/>
    </style:style>
    <style:style style:name="T8" style:family="text">
      <style:text-properties officeooo:rsid="0021cc65"/>
    </style:style>
    <style:style style:name="T9" style:family="text">
      <style:text-properties officeooo:rsid="00231ba4"/>
    </style:style>
    <style:style style:name="T10" style:family="text">
      <style:text-properties officeooo:rsid="0023a1f2"/>
    </style:style>
    <style:style style:name="T11" style:family="text">
      <style:text-properties style:text-position="0% 100%"/>
    </style:style>
    <style:style style:name="T12" style:family="text">
      <style:text-properties officeooo:rsid="00259d1d"/>
    </style:style>
    <style:style style:name="T13" style:family="text">
      <style:text-properties officeooo:rsid="0026e9e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Vign<text:span text:style-name="T1">è</text:span>re Ciphers</text:h>
      <text:p text:style-name="P1"/>
      <text:p text:style-name="P1">A Vign<text:span text:style-name="T1">è</text:span>re Cipher is like a Caesar Cipher, but instead of every letter getting shifted by the same amount, a repeating pattern “secret key” <text:span text:style-name="T7">specifies</text:span> how much every letter should be shifted. </text:p>
      <text:p text:style-name="P1"/>
      <text:p text:style-name="P1">For example, a secret key “12 21 11 5” means that the first character should be shifted 12 letters in the alphabet (i.e. A becomes L), the second character <text:span text:style-name="T8">should be shifted by </text:span>12 <text:span text:style-name="T8">letters</text:span>, third character 11, fourth character 5, then the 5<text:span text:style-name="T2">th</text:span> character by 12 again, and so on.</text:p>
      <text:p text:style-name="P1"/>
      <text:p text:style-name="P1">The secret key needs to be known by both the message sender and the receiver. To make the repeating pattern easier for the message sender and receiver to remember, the each number in the pattern could be replaced with the corresponding letter. “12 21 11 5” could be represented as <text:span text:style-name="T9">the </text:span><text:span text:style-name="T10">12</text:span><text:span text:style-name="T3">th</text:span><text:span text:style-name="T10">, 21</text:span><text:span text:style-name="T3">st</text:span><text:span text:style-name="T9">, </text:span><text:span text:style-name="T10">11</text:span><text:span text:style-name="T3">th</text:span><text:span text:style-name="T10"> and 5</text:span><text:span text:style-name="T3">th</text:span><text:span text:style-name="T10"> letters of the alphabet: </text:span>“LUKE”.</text:p>
      <text:p text:style-name="P1"/>
      <text:p text:style-name="P1">Vign<text:span text:style-name="T1">è</text:span>re Ciphers can be <text:span text:style-name="T5">sigificantly</text:span> harder to crack than Caesar Ciphers, <text:span text:style-name="T4">especially if the pattern is long and rarely repeats</text:span>. However, if you know the length of the repeating pattern <text:span text:style-name="T4">and if the message is long enough,</text:span> you can still use frequency analysis to crack the code; <text:span text:style-name="T12">for example</text:span> if the pattern is <text:span text:style-name="T6">only </text:span>4 <text:span text:style-name="T13">values </text:span>long, you <text:span text:style-name="T4">would</text:span> need to perform frequency analysis on every 4<text:span text:style-name="T2">th</text:span> letter separately. </text:p>
      <text:p text:style-name="P1"/>
      <text:p text:style-name="P1"/>
      <text:p text:style-name="P2">WLZDS: EDDSP ER OZ ARDLLD. <text:s/>EZJ'S NLGD NP ZDTENNZ JKT. <text:s/>ZZQ CP YKS ZPP QFLHHAP UNVC ELQZNSBYYD. <text:s/>ZZQ GBGA NOWU AFRQM UZ ZHTNKUFC UNVC LNXPN. <text:s/>IPTJ LF LJC J HEKM NKLQWASF JKTS ENZJYEMH. <text:s/>HESI ZQQ DZIAJYAC TENDORPG, XP YZO PJC USER EPOSSFYSJGA BPYBKJNP ZOO XQJYC NSOAQ UZ PGF RWKBIU.</text:p>
      <text:p text:style-name="P2"/>
      <text:p text:style-name="P2">KVVA: H'MW JDWPN IPTJ XPF!</text:p>
      <text:p text:style-name="P2"/>
      <text:p text:style-name="P2">RZEPN: HG JKT PYHX LYAV USA OPHAQ PQ PGF OWQL DECF. <text:s/>ZXH-XLJ MFGAQ UZHC ZZQ VILP GBALDOPZ SP JKTS QWSIPN.</text:p>
      <text:p text:style-name="P2"/>
      <text:p text:style-name="P2">KVVA: GF EKKE XA DOZQFI! <text:s/>TP VBD UNV HDN LTHKFO DHN.</text:p>
      <text:p text:style-name="P2"/>
      <text:p text:style-name="P2">GWCFC: JN. <text:s/>J LI XPFN EBEDDS.</text:p>
      <text:p text:style-name="P2"/>
      <text:p text:style-name="P2">DDNDVAC, MFGD MZKJT LP UBOAQ JY QSUPN CJDXDMTAE.</text:p>
      <text:p text:style-name="P2"/>
      <text:p text:style-name="P2">MFGD: OZ. <text:s/>JN. <text:s/>USWS'T YKS UCQD! USWS'T TIOPDOHCWA!</text:p>
      <text:p text:style-name="P2"/>
      <text:p text:style-name="P2">UBOAQ: TPWQDS UNVC BDFWEMHD. <text:s/>UNV VJNX TP SP MA SSFA.</text:p>
      <text:p text:style-name="P2"/>
      <text:p text:style-name="P2">KVVA: MP! <text:s/>YK! <text:s/>MP!</text:p>
      <text:p text:style-name="P2"/>
      <text:p text:style-name="P2">GWCFC: HTLP. <text:s/>UNV NWM EPOSSZU SIP ALQPNNS. <text:s/>SA GBD BNSPODFY PGJD. <text:s/>ES JD UNVC ZDTEEMZ. <text:s/>UKHO XA, ZOO PNHPPGFC</text:p>
      <text:p text:style-name="P2">SD DLJ QVWA SIP CZMLTX BD BZUSAQ BYZ RPY. <text:s/>YNNP SHUS ID. <text:s/>JE ER USA NOWU VBJ.</text:p>
      <text:p text:style-name="P2"/>
      <text:p text:style-name="P2">PGF NKCF ADQBDA HT JKC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urce Han Sans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urce Han Sans CN"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1T21:41:38.412694048</meta:creation-date>
    <dc:date>2021-01-12T17:09:43.912239926</dc:date>
    <meta:editing-duration>PT1H39M59S</meta:editing-duration>
    <meta:editing-cycles>9</meta:editing-cycles>
    <meta:generator>LibreOffice/7.0.4.2$Linux_X86_64 LibreOffice_project/00$Build-2</meta:generator>
    <meta:document-statistic meta:table-count="0" meta:image-count="0" meta:object-count="0" meta:page-count="1" meta:paragraph-count="17" meta:word-count="377" meta:character-count="2098" meta:non-whitespace-character-count="1717"/>
  </office:meta>
</office:document-meta>
</file>